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600000676013E7FFED9DCF5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6.6cm" svg:height="6.6cm" svg:x="7.9cm" svg:y="11.5cm">
          <draw:image xlink:href="Pictures/100000000000067600000676013E7FFED9DCF5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3.097cm" fo:margin-bottom="14.178cm" fo:margin-left="9.71cm" fo:margin-right="8.58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27T11:40:00.524658639</meta:creation-date>
    <dc:date>2022-10-27T11:42:36.161105675</dc:date>
    <meta:editing-duration>PT2M36S</meta:editing-duration>
    <meta:editing-cycles>1</meta:editing-cycles>
    <meta:document-statistic meta:object-count="1"/>
    <meta:generator>LibreOffice/5.1.6.2$Linux_X86_64 LibreOffice_project/10m0$Build-2</meta:generator>
  </office:meta>
</office:document-meta>
</file>